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application/vnd.oasis.opendocument.formula" manifest:version="1.2" manifest:full-path="Object 37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MU Serif'" style:font-family-generic="roman" style:font-pitch="variable"/>
    </style:style>
    <style:style style:name="T1" style:family="text">
      <style:text-properties fo:font-family="'CMU Serif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588cm" svg:height="0.762cm" svg:x="11.17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0.762cm" svg:x="14.224cm" svg:y="14.22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164cm" svg:height="0.734cm" svg:x="4.234cm" svg:y="2.09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draw:layer="layout" svg:width="1.27cm" svg:height="1.27cm" svg:x="10.668cm" svg:y="1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1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1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1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1.81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109cm" svg:height="0.703cm" svg:x="10.668cm" svg:y="2.06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635cm" svg:height="0.703cm" svg:x="12.192cm" svg:y="2.06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663cm" svg:height="0.703cm" svg:x="13.462cm" svg:y="2.06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1.137cm" svg:height="0.703cm" svg:x="14.478cm" svg:y="2.06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651cm" svg:height="0.703cm" svg:x="16.002cm" svg:y="2.06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1" draw:layer="layout" svg:x1="11.176cm" svg:y1="0.796cm" svg:x2="11.176cm" svg:y2="1.812cm">
          <text:p/>
        </draw:line>
        <draw:line draw:style-name="gr4" draw:text-style-name="P1" draw:layer="layout" svg:x1="12.446cm" svg:y1="0.796cm" svg:x2="12.446cm" svg:y2="1.812cm">
          <text:p/>
        </draw:line>
        <draw:frame draw:style-name="gr3" draw:layer="layout" svg:width="0.859cm" svg:height="0.796cm" svg:x="10.825cm" svg:y="0.03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859cm" svg:height="0.796cm" svg:x="12.095cm" svg:y="0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2.393cm" svg:height="0.703cm" svg:x="5.842cm" svg:y="5.42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" draw:text-style-name="P1" draw:layer="layout" svg:width="1.27cm" svg:height="1.27cm" svg:x="10.668cm" svg:y="5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5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5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5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5.11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635cm" svg:height="0.703cm" svg:x="12.192cm" svg:y="5.36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0.663cm" svg:height="0.703cm" svg:x="13.462cm" svg:y="5.36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1.137cm" svg:height="0.703cm" svg:x="14.478cm" svg:y="5.36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0.651cm" svg:height="0.703cm" svg:x="16.002cm" svg:y="5.36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4" draw:text-style-name="P1" draw:layer="layout" svg:x1="13.813cm" svg:y1="4.098cm" svg:x2="13.813cm" svg:y2="5.114cm">
          <text:p/>
        </draw:line>
        <draw:line draw:style-name="gr4" draw:text-style-name="P1" draw:layer="layout" svg:x1="12.446cm" svg:y1="4.098cm" svg:x2="12.446cm" svg:y2="5.114cm">
          <text:p/>
        </draw:line>
        <draw:frame draw:style-name="gr3" draw:layer="layout" svg:width="0.859cm" svg:height="0.796cm" svg:x="13.462cm" svg:y="3.33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0.859cm" svg:height="0.796cm" svg:x="12.095cm" svg:y="3.30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5" draw:text-style-name="P1" draw:layer="layout" svg:x1="10.668cm" svg:y1="5.114cm" svg:x2="11.938cm" svg:y2="6.384cm">
          <text:p/>
        </draw:line>
        <draw:line draw:style-name="gr5" draw:text-style-name="P1" draw:layer="layout" svg:x1="10.668cm" svg:y1="6.384cm" svg:x2="11.938cm" svg:y2="5.114cm">
          <text:p/>
        </draw:line>
        <draw:frame draw:style-name="gr3" draw:layer="layout" svg:width="2.472cm" svg:height="0.703cm" svg:x="5.842cm" svg:y="8.73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" draw:text-style-name="P1" draw:layer="layout" svg:width="1.27cm" svg:height="1.27cm" svg:x="10.668cm" svg:y="8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8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8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8.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8.4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635cm" svg:height="0.703cm" svg:x="12.192cm" svg:y="8.70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1.137cm" svg:height="0.703cm" svg:x="14.478cm" svg:y="8.70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0.651cm" svg:height="0.703cm" svg:x="16.002cm" svg:y="8.70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4" draw:text-style-name="P1" draw:layer="layout" svg:x1="15.083cm" svg:y1="7.434cm" svg:x2="15.083cm" svg:y2="8.45cm">
          <text:p/>
        </draw:line>
        <draw:line draw:style-name="gr4" draw:text-style-name="P1" draw:layer="layout" svg:x1="12.446cm" svg:y1="7.434cm" svg:x2="12.446cm" svg:y2="8.45cm">
          <text:p/>
        </draw:line>
        <draw:frame draw:style-name="gr3" draw:layer="layout" svg:width="0.859cm" svg:height="0.796cm" svg:x="14.732cm" svg:y="6.67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layer="layout" svg:width="0.859cm" svg:height="0.796cm" svg:x="12.095cm" svg:y="6.63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2.444cm" svg:height="0.703cm" svg:x="5.842cm" svg:y="12.06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1" draw:text-style-name="P1" draw:layer="layout" svg:width="1.27cm" svg:height="1.27cm" svg:x="10.668cm" svg:y="11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11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11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11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11.7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137cm" svg:height="0.703cm" svg:x="14.478cm" svg:y="12.00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651cm" svg:height="0.703cm" svg:x="16.002cm" svg:y="12.00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4" draw:text-style-name="P1" draw:layer="layout" svg:x1="15.083cm" svg:y1="10.736cm" svg:x2="15.083cm" svg:y2="11.752cm">
          <text:p/>
        </draw:line>
        <draw:line draw:style-name="gr4" draw:text-style-name="P1" draw:layer="layout" svg:x1="16.353cm" svg:y1="10.736cm" svg:x2="16.353cm" svg:y2="11.752cm">
          <text:p/>
        </draw:line>
        <draw:frame draw:style-name="gr3" draw:layer="layout" svg:width="0.859cm" svg:height="0.796cm" svg:x="14.732cm" svg:y="9.974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layer="layout" svg:width="0.859cm" svg:height="0.796cm" svg:x="16.002cm" svg:y="9.9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5" draw:text-style-name="P1" draw:layer="layout" svg:x1="10.668cm" svg:y1="11.752cm" svg:x2="11.938cm" svg:y2="13.022cm">
          <text:p/>
        </draw:line>
        <draw:line draw:style-name="gr5" draw:text-style-name="P1" draw:layer="layout" svg:x1="10.668cm" svg:y1="13.022cm" svg:x2="11.938cm" svg:y2="11.752cm">
          <text:p/>
        </draw:line>
        <draw:line draw:style-name="gr5" draw:text-style-name="P1" draw:layer="layout" svg:x1="10.668cm" svg:y1="8.45cm" svg:x2="11.938cm" svg:y2="9.72cm">
          <text:p/>
        </draw:line>
        <draw:line draw:style-name="gr5" draw:text-style-name="P1" draw:layer="layout" svg:x1="10.668cm" svg:y1="9.72cm" svg:x2="11.938cm" svg:y2="8.45cm">
          <text:p/>
        </draw:line>
        <draw:line draw:style-name="gr5" draw:text-style-name="P1" draw:layer="layout" svg:x1="13.208cm" svg:y1="8.45cm" svg:x2="14.478cm" svg:y2="9.72cm">
          <text:p/>
        </draw:line>
        <draw:line draw:style-name="gr5" draw:text-style-name="P1" draw:layer="layout" svg:x1="13.208cm" svg:y1="9.72cm" svg:x2="14.478cm" svg:y2="8.45cm">
          <text:p/>
        </draw:line>
        <draw:line draw:style-name="gr5" draw:text-style-name="P1" draw:layer="layout" svg:x1="11.938cm" svg:y1="11.752cm" svg:x2="13.208cm" svg:y2="13.022cm">
          <text:p/>
        </draw:line>
        <draw:line draw:style-name="gr5" draw:text-style-name="P1" draw:layer="layout" svg:x1="11.938cm" svg:y1="13.022cm" svg:x2="13.208cm" svg:y2="11.752cm">
          <text:p/>
        </draw:line>
        <draw:line draw:style-name="gr5" draw:text-style-name="P1" draw:layer="layout" svg:x1="13.208cm" svg:y1="11.752cm" svg:x2="14.478cm" svg:y2="13.022cm">
          <text:p/>
        </draw:line>
        <draw:line draw:style-name="gr5" draw:text-style-name="P1" draw:layer="layout" svg:x1="13.208cm" svg:y1="13.022cm" svg:x2="14.478cm" svg:y2="11.752cm">
          <text:p/>
        </draw:line>
        <draw:frame draw:style-name="gr3" draw:layer="layout" svg:width="2.422cm" svg:height="0.703cm" svg:x="5.842cm" svg:y="15.33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" draw:text-style-name="P1" draw:layer="layout" svg:width="1.27cm" svg:height="1.27cm" svg:x="10.668cm" svg:y="15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15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15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15.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15.0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083cm" svg:y1="14.004cm" svg:x2="15.083cm" svg:y2="15.02cm">
          <text:p/>
        </draw:line>
        <draw:line draw:style-name="gr4" draw:text-style-name="P1" draw:layer="layout" svg:x1="16.353cm" svg:y1="14.004cm" svg:x2="16.353cm" svg:y2="15.02cm">
          <text:p/>
        </draw:line>
        <draw:frame draw:style-name="gr3" draw:layer="layout" svg:width="0.859cm" svg:height="0.796cm" svg:x="14.732cm" svg:y="13.24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859cm" svg:height="0.796cm" svg:x="16.002cm" svg:y="13.208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5" draw:text-style-name="P1" draw:layer="layout" svg:x1="10.668cm" svg:y1="15.02cm" svg:x2="11.938cm" svg:y2="16.29cm">
          <text:p/>
        </draw:line>
        <draw:line draw:style-name="gr5" draw:text-style-name="P1" draw:layer="layout" svg:x1="10.668cm" svg:y1="16.29cm" svg:x2="11.938cm" svg:y2="15.02cm">
          <text:p/>
        </draw:line>
        <draw:line draw:style-name="gr5" draw:text-style-name="P1" draw:layer="layout" svg:x1="11.938cm" svg:y1="15.02cm" svg:x2="13.208cm" svg:y2="16.29cm">
          <text:p/>
        </draw:line>
        <draw:line draw:style-name="gr5" draw:text-style-name="P1" draw:layer="layout" svg:x1="11.938cm" svg:y1="16.29cm" svg:x2="13.208cm" svg:y2="15.02cm">
          <text:p/>
        </draw:line>
        <draw:line draw:style-name="gr5" draw:text-style-name="P1" draw:layer="layout" svg:x1="13.208cm" svg:y1="15.02cm" svg:x2="14.478cm" svg:y2="16.29cm">
          <text:p/>
        </draw:line>
        <draw:line draw:style-name="gr5" draw:text-style-name="P1" draw:layer="layout" svg:x1="13.208cm" svg:y1="16.29cm" svg:x2="14.478cm" svg:y2="15.02cm">
          <text:p/>
        </draw:line>
        <draw:frame draw:style-name="gr3" draw:layer="layout" svg:width="0.651cm" svg:height="0.703cm" svg:x="16.002cm" svg:y="15.27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5" draw:text-style-name="P1" draw:layer="layout" svg:x1="14.478cm" svg:y1="15.02cm" svg:x2="15.748cm" svg:y2="16.29cm">
          <text:p/>
        </draw:line>
        <draw:line draw:style-name="gr5" draw:text-style-name="P1" draw:layer="layout" svg:x1="14.478cm" svg:y1="16.29cm" svg:x2="15.748cm" svg:y2="15.02cm">
          <text:p/>
        </draw:line>
        <draw:frame draw:style-name="gr6" draw:text-style-name="P2" draw:layer="layout" svg:width="6.35cm" svg:height="1.005cm" svg:x="5.08cm" svg:y="15.748cm">
          <draw:text-box>
            <text:p text:style-name="P2"><text:span text:style-name="T1">Clause is unit!</text:span></text:p>
          </draw:text-box>
        </draw:frame>
        <draw:line draw:style-name="gr4" draw:text-style-name="P1" draw:layer="layout" svg:x1="13.97cm" svg:y1="14.732cm" svg:x2="14.732cm" svg:y2="14.732cm">
          <text:p/>
        </draw:line>
        <draw:frame draw:style-name="gr7" draw:text-style-name="P2" draw:layer="layout" svg:width="6.858cm" svg:height="1.005cm" svg:x="3.556cm" svg:y="18.542cm">
          <draw:text-box>
            <text:p text:style-name="P2"><text:span text:style-name="T1">Backtrack everything:</text:span></text:p>
          </draw:text-box>
        </draw:frame>
        <draw:custom-shape draw:style-name="gr1" draw:text-style-name="P1" draw:layer="layout" svg:width="1.27cm" svg:height="1.27cm" svg:x="10.668cm" svg:y="18.5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938cm" svg:y="18.5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208cm" svg:y="18.5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8cm" svg:y="18.5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8cm" svg:y="18.54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109cm" svg:height="0.703cm" svg:x="10.668cm" svg:y="18.79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0.635cm" svg:height="0.703cm" svg:x="12.192cm" svg:y="18.796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layer="layout" svg:width="0.663cm" svg:height="0.703cm" svg:x="13.462cm" svg:y="18.79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draw:layer="layout" svg:width="1.137cm" svg:height="0.703cm" svg:x="14.478cm" svg:y="18.796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layer="layout" svg:width="0.651cm" svg:height="0.703cm" svg:x="16.002cm" svg:y="18.796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4" draw:text-style-name="P1" draw:layer="layout" svg:x1="15.083cm" svg:y1="17.526cm" svg:x2="15.083cm" svg:y2="18.542cm">
          <text:p/>
        </draw:line>
        <draw:line draw:style-name="gr4" draw:text-style-name="P1" draw:layer="layout" svg:x1="16.353cm" svg:y1="17.526cm" svg:x2="16.353cm" svg:y2="18.542cm">
          <text:p/>
        </draw:line>
        <draw:frame draw:style-name="gr3" draw:layer="layout" svg:width="0.859cm" svg:height="0.796cm" svg:x="14.732cm" svg:y="16.764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layer="layout" svg:width="0.859cm" svg:height="0.796cm" svg:x="16.002cm" svg:y="16.73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8T13:36:04</meta:creation-date>
    <meta:editing-duration>PT22M16S</meta:editing-duration>
    <meta:editing-cycles>5</meta:editing-cycles>
    <dc:date>2012-07-25T16:16:43</dc:date>
    <meta:generator>LibreOffice/3.4$Unix LibreOffice_project/340m1$Build-402</meta:generator>
    <meta:document-statistic meta:object-count="127"/>
  </office:meta>
</office:document-meta>
</file>

<file path=Object 1/content.xml><?xml version="1.0" encoding="utf-8"?>
<math xmlns="http://www.w3.org/1998/Math/MathML">
  <semantics>
    <mrow>
      <mo stretchy="false">{</mo>
      <mrow>
        <mo stretchy="false">¬</mo>
        <mi>A</mi>
      </mrow>
      <mi>,</mi>
      <mi>B</mi>
      <mi>,</mi>
      <mi>C</mi>
      <mi>,</mi>
      <mrow>
        <mo stretchy="false">¬</mo>
        <mi>D</mi>
      </mrow>
      <mi>,</mi>
      <mi>E</mi>
      <mo stretchy="false">}</mo>
    </mrow>
    <annotation encoding="StarMath 5.0">\{neg A,B,C,neg D,E\}</annotation>
  </semantics>
</math>
</file>

<file path=Object 10/content.xml><?xml version="1.0" encoding="utf-8"?>
<math xmlns="http://www.w3.org/1998/Math/MathML">
  <semantics>
    <mrow>
      <mrow>
        <mi>C</mi>
        <mo stretchy="false">=</mo>
        <mtext>false</mtext>
      </mrow>
    </mrow>
    <annotation encoding="StarMath 5.0">C="false"</annotation>
  </semantics>
</math>
</file>

<file path=Object 11/content.xml><?xml version="1.0" encoding="utf-8"?>
<math xmlns="http://www.w3.org/1998/Math/MathML">
  <semantics>
    <mrow>
      <mi>B</mi>
    </mrow>
    <annotation encoding="StarMath 5.0">B</annotation>
  </semantics>
</math>
</file>

<file path=Object 12/content.xml><?xml version="1.0" encoding="utf-8"?>
<math xmlns="http://www.w3.org/1998/Math/MathML">
  <semantics>
    <mrow>
      <mi>C</mi>
    </mrow>
    <annotation encoding="StarMath 5.0">C</annotation>
  </semantics>
</math>
</file>

<file path=Object 13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14/content.xml><?xml version="1.0" encoding="utf-8"?>
<math xmlns="http://www.w3.org/1998/Math/MathML">
  <semantics>
    <mrow>
      <mi>E</mi>
    </mrow>
    <annotation encoding="StarMath 5.0">E</annotation>
  </semantics>
</math>
</file>

<file path=Object 15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16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17/content.xml><?xml version="1.0" encoding="utf-8"?>
<math xmlns="http://www.w3.org/1998/Math/MathML">
  <semantics>
    <mrow>
      <mrow>
        <mi>D</mi>
        <mo stretchy="false">=</mo>
        <mtext>true</mtext>
      </mrow>
    </mrow>
    <annotation encoding="StarMath 5.0">D="true"</annotation>
  </semantics>
</math>
</file>

<file path=Object 18/content.xml><?xml version="1.0" encoding="utf-8"?>
<math xmlns="http://www.w3.org/1998/Math/MathML">
  <semantics>
    <mrow>
      <mi>B</mi>
    </mrow>
    <annotation encoding="StarMath 5.0">B</annotation>
  </semantics>
</math>
</file>

<file path=Object 19/content.xml><?xml version="1.0" encoding="utf-8"?>
<math xmlns="http://www.w3.org/1998/Math/MathML">
  <semantics>
    <mrow>
      <mrow>
        <mo stretchy="false">¬</mo>
        <mi>A</mi>
      </mrow>
    </mrow>
    <annotation encoding="StarMath 5.0">neg A</annotation>
  </semantics>
</math>
</file>

<file path=Object 2/content.xml><?xml version="1.0" encoding="utf-8"?>
<math xmlns="http://www.w3.org/1998/Math/MathML">
  <semantics>
    <mrow>
      <mrow>
        <mo stretchy="false">¬</mo>
        <mi>A</mi>
      </mrow>
    </mrow>
    <annotation encoding="StarMath 5.0">neg A</annotation>
  </semantics>
</math>
</file>

<file path=Object 20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21/content.xml><?xml version="1.0" encoding="utf-8"?>
<math xmlns="http://www.w3.org/1998/Math/MathML">
  <semantics>
    <mrow>
      <mi>E</mi>
    </mrow>
    <annotation encoding="StarMath 5.0">E</annotation>
  </semantics>
</math>
</file>

<file path=Object 22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23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24/content.xml><?xml version="1.0" encoding="utf-8"?>
<math xmlns="http://www.w3.org/1998/Math/MathML">
  <semantics>
    <mrow>
      <mrow>
        <mi>B</mi>
        <mo stretchy="false">=</mo>
        <mtext>false</mtext>
      </mrow>
    </mrow>
    <annotation encoding="StarMath 5.0">B="false"</annotation>
  </semantics>
</math>
</file>

<file path=Object 25/content.xml><?xml version="1.0" encoding="utf-8"?>
<math xmlns="http://www.w3.org/1998/Math/MathML">
  <semantics>
    <mrow>
      <mi>E</mi>
    </mrow>
    <annotation encoding="StarMath 5.0">E</annotation>
  </semantics>
</math>
</file>

<file path=Object 26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27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28/content.xml><?xml version="1.0" encoding="utf-8"?>
<math xmlns="http://www.w3.org/1998/Math/MathML">
  <semantics>
    <mrow>
      <mi>E</mi>
    </mrow>
    <annotation encoding="StarMath 5.0">E</annotation>
  </semantics>
</math>
</file>

<file path=Object 29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3/content.xml><?xml version="1.0" encoding="utf-8"?>
<math xmlns="http://www.w3.org/1998/Math/MathML">
  <semantics>
    <mrow>
      <mi>B</mi>
    </mrow>
    <annotation encoding="StarMath 5.0">B</annotation>
  </semantics>
</math>
</file>

<file path=Object 30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31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32/content.xml><?xml version="1.0" encoding="utf-8"?>
<math xmlns="http://www.w3.org/1998/Math/MathML">
  <semantics>
    <mrow>
      <mi>B</mi>
    </mrow>
    <annotation encoding="StarMath 5.0">B</annotation>
  </semantics>
</math>
</file>

<file path=Object 33/content.xml><?xml version="1.0" encoding="utf-8"?>
<math xmlns="http://www.w3.org/1998/Math/MathML">
  <semantics>
    <mrow>
      <mi>C</mi>
    </mrow>
    <annotation encoding="StarMath 5.0">C</annotation>
  </semantics>
</math>
</file>

<file path=Object 34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35/content.xml><?xml version="1.0" encoding="utf-8"?>
<math xmlns="http://www.w3.org/1998/Math/MathML">
  <semantics>
    <mrow>
      <mi>E</mi>
    </mrow>
    <annotation encoding="StarMath 5.0">E</annotation>
  </semantics>
</math>
</file>

<file path=Object 36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37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4/content.xml><?xml version="1.0" encoding="utf-8"?>
<math xmlns="http://www.w3.org/1998/Math/MathML">
  <semantics>
    <mrow>
      <mi>C</mi>
    </mrow>
    <annotation encoding="StarMath 5.0">C</annotation>
  </semantics>
</math>
</file>

<file path=Object 5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6/content.xml><?xml version="1.0" encoding="utf-8"?>
<math xmlns="http://www.w3.org/1998/Math/MathML">
  <semantics>
    <mrow>
      <mi>E</mi>
    </mrow>
    <annotation encoding="StarMath 5.0">E</annotation>
  </semantics>
</math>
</file>

<file path=Object 7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8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9/content.xml><?xml version="1.0" encoding="utf-8"?>
<math xmlns="http://www.w3.org/1998/Math/MathML">
  <semantics>
    <mrow>
      <mrow>
        <mi>A</mi>
        <mo stretchy="false">=</mo>
        <mtext>true</mtext>
      </mrow>
    </mrow>
    <annotation encoding="StarMath 5.0">A="true"</annotation>
  </semantics>
</math>
</file>